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iterature Review :</text:p>
      <text:p text:style-name="Standard"/>
      <text:p text:style-name="Standard">1<text:span text:style-name="T2">. Object Detection</text:span></text:p>
      <text:p text:style-name="Standard"><text:s/>-<text:s/>Feature ( SURF,<text:s/>SIFT, ORB, MOPS)<text:s/><text:s/>[7]</text:p>
      <text:p text:style-name="Standard"><text:tab/>- Feature Extraction<text:s/>[1]<text:s/>[9]</text:p>
      <text:p text:style-name="Standard"><text:tab/>- Feature following (Template Matching,- Horizon/sky segmentation)</text:p>
      <text:p text:style-name="Standard">- Object</text:p>
      <text:p text:style-name="Standard"><text:tab/>-Colour<text:s/>[2]</text:p>
      <text:p text:style-name="Standard"><text:tab/>-edges/corners<text:s/>[3]</text:p>
      <text:p text:style-name="Standard"><text:tab/><text:tab/>- Harris<text:s/>[7] [9]<text:s/></text:p>
      <text:p text:style-name="Standard"><text:tab/><text:tab/>- Canny<text:s/>[8]</text:p>
      <text:p text:style-name="Standard"><text:tab/>-Texture<text:s/>[2]</text:p>
      <text:p text:style-name="Standard"><text:tab/>- Hough lines</text:p>
      <text:p text:style-name="Standard">-<text:s/>Optical Flow<text:s/>[9]</text:p>
      <text:p text:style-name="Standard">- Horizon<text:s/></text:p>
      <text:p text:style-name="Standard"><text:tab/>- Horizon detection<text:s/>[4]</text:p>
      <text:p text:style-name="Standard"><text:tab/>- Sky segmentation (from lecture)<text:s/>[5]</text:p>
      <text:p text:style-name="Standard">- Distance determination<text:s/></text:p>
      <text:p text:style-name="Standard"/>
      <text:p text:style-name="P3">2.<text:s/>Avoidance</text:p>
      <text:p text:style-name="Standard"><text:s/>-Yaw</text:p>
      <text:p text:style-name="Standard">- Around the obstacle<text:s/>[1]</text:p>
      <text:p text:style-name="Standard"><text:s text:c="12"/>- Bang Bang</text:p>
      <text:p text:style-name="Standard"><text:tab/><text:s text:c="2"/>-PID</text:p>
      <text:p text:style-name="Standard">3.<text:s/><text:span text:style-name="T4">Computation</text:span></text:p>
      <text:p text:style-name="Standard">- Sub Sampling<text:s/>[6]</text:p>
      <text:p text:style-name="Standard"><text:s text:c="5"/>-rectangular</text:p>
      <text:p text:style-name="Standard"><text:s text:c="5"/>- Random</text:p>
      <text:p text:style-name="Standard">-Down Sampling<text:s/>[4]</text:p>
      <text:p text:style-name="Standard"/>
      <text:p text:style-name="P5">4. Localisation</text:p>
      <text:p text:style-name="Standard">-Optitrack</text:p>
      <text:p text:style-name="Standard">-Visual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[1] Obstacle Avoidance Based-Visual Navigation for Micro Aerial Vehicles. Wilbert G. Aguilar</text:p>
      <text:p text:style-name="Standard"/>
      <text:p text:style-name="Standard">[2] Appearance-Based Obstacle Detection with Monocular Color Vision. Iwan Ulrich.</text:p>
      <text:p text:style-name="Standard"/>
      <text:p text:style-name="Standard">[3] A combined corner and edge detector. Chris Harris</text:p>
      <text:p text:style-name="Standard"/>
      <text:p text:style-name="Standard">[4]<text:s/>Towards Flight Autonomy: Vision-Based Horizon Detection for Micro Air Vehicles. Martin Waszak</text:p>
      <text:p text:style-name="Standard"/>
      <text:p text:style-name="Standard">[5] Sky-segmentiation Approach to Obstacle Avoidance. C. de Croon</text:p>
      <text:p text:style-name="Standard"/>
      <text:soft-page-break/>
      <text:p text:style-name="Standard">[6]<text:s/>Sub-Sampling: Real-time Vision for Micro Air Vehicles. G. de Croon</text:p>
      <text:p text:style-name="Standard">[7] Feature detection.<text:s/><text:a xlink:href="https://opencv-python-tutroals.readthedocs.io/en/latest/py_tutorials/py_feature2d/py_table_of_contents_feature2d/py_table_of_contents_feature2d.html" office:target-frame-name="_top" xlink:show="replace"><text:span text:style-name="Hyperlink">https://opencv-python-tutroals.readthedocs.io/en/latest/py_tutorials/py_feature2d/py_table_of_contents_feature2d/py_table_of_contents_feature2d.html</text:span></text:a></text:p>
      <text:p text:style-name="Standard"/>
      <text:p text:style-name="Standard">[8] Canny edge detection.<text:s/><text:a xlink:href="https://opencv-python-tutroals.readthedocs.io/en/latest/py_tutorials/py_imgproc/py_canny/py_canny.html#canny" office:target-frame-name="_top" xlink:show="replace"><text:span text:style-name="Hyperlink">https://opencv-python-tutroals.readthedocs.io/en/latest/py_tutorials/py_imgproc/py_canny/py_canny.html#canny</text:span></text:a></text:p>
      <text:p text:style-name="Standard"/>
      <text:p text:style-name="Standard">[9] Optical flow.<text:s/><text:a xlink:href="https://opencv-python-tutroals.readthedocs.io/en/latest/py_tutorials/py_video/py_lucas_kanade/py_lucas_kanade.html#lucas-kanade" office:target-frame-name="_top" xlink:show="replace"><text:span text:style-name="Hyperlink">https://opencv-python-tutroals.readthedocs.io/en/latest/py_tutorials/py_video/py_lucas_kanade/py_lucas_kanade.html#lucas-kanade</text:span></text:a><text:s/>and<text:s/><text:a xlink:href="https://nanonets.com/blog/optical-flow/" office:target-frame-name="_top" xlink:show="replace"><text:span text:style-name="Hyperlink">https://nanonets.com/blog/optical-flow/</text:span></text:a></text:p>
      <text:p text:style-name="Standard"/>
      <text:p text:style-name="Standard">[10] distance determination.<text:s/><text:a xlink:href="https://www.pyimagesearch.com/2015/01/19/find-distance-camera-objectmarker-using-python-opencv/" office:target-frame-name="_top" xlink:show="replace"><text:span text:style-name="Hyperlink">https://www.pyimagesearch.com/2015/01/19/find-distance-camera-objectmarker-using-python-opencv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an-Luc Overkamp</dc:creator>
    <meta:creation-date>2020-03-06T12:58:00Z</meta:creation-date>
    <dc:date>2020-03-06T13:52:00Z</dc:date>
    <meta:template xlink:href="Normal.dotm" xlink:type="simple"/>
    <meta:editing-cycles>2</meta:editing-cycles>
    <meta:editing-duration>PT6300S</meta:editing-duration>
    <meta:document-statistic meta:page-count="2" meta:paragraph-count="4" meta:word-count="346" meta:character-count="2315" meta:row-count="16" meta:non-whitespace-character-count="1973"/>
  </office:meta>
</office:document-meta>
</file>